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de65" officeooo:paragraph-rsid="001ede65"/>
    </style:style>
    <style:style style:name="P2" style:family="paragraph" style:parent-style-name="Title">
      <style:text-properties officeooo:rsid="001ede65" officeooo:paragraph-rsid="001ede65"/>
    </style:style>
    <style:style style:name="P3" style:family="paragraph" style:parent-style-name="Heading_20_1">
      <style:text-properties officeooo:rsid="001ede65" officeooo:paragraph-rsid="001ede65"/>
    </style:style>
    <style:style style:name="P4" style:family="paragraph" style:parent-style-name="Header">
      <style:text-properties officeooo:rsid="001ede65" officeooo:paragraph-rsid="001ede65"/>
    </style:style>
    <style:style style:name="T1" style:family="text">
      <style:text-properties officeooo:rsid="0020a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es et Complexité</text:p>
      <text:h text:style-name="P3" text:outline-level="1">Partie 1 :</text:h>
      <text:p text:style-name="P1">Répartition du travail : </text:p>
      <text:p text:style-name="P1">On a réfléchi ensemble à l’ensemble du projet.</text:p>
      <text:p text:style-name="P1">Valentin a travaillé sur l’écriture des algorithmes en java. Damien a travaillé sur les tests de chaque algorithmes et <text:span text:style-name="T1">nous avons travaillé ensemble sur le</text:span> dessin des labyrinth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de65" officeooo:paragraph-rsid="001ed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llignon Valentin</text:p>
        <text:p text:style-name="MP1">Levy Dam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10:15.253982364</meta:creation-date>
    <dc:date>2019-01-06T23:26:58.848542651</dc:date>
    <meta:editing-duration>PT5M3S</meta:editing-duration>
    <meta:editing-cycles>1</meta:editing-cycles>
    <meta:document-statistic meta:table-count="0" meta:image-count="0" meta:object-count="0" meta:page-count="1" meta:paragraph-count="7" meta:word-count="50" meta:character-count="315" meta:non-whitespace-character-count="270"/>
    <meta:generator>LibreOffice/6.0.7.3$Linux_X86_64 LibreOffice_project/00m0$Build-3</meta:generator>
  </office:meta>
</office:document-meta>
</file>